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8.023cm" fo:min-width="7.773cm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000000" draw:marker-start-width="0.321cm" draw:marker-end-width="0.321cm" svg:stroke-opacity="100%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000481" draw:textarea-horizontal-align="justify" draw:textarea-vertical-align="middle" draw:auto-grow-height="false" fo:min-height="1.337cm" fo:min-width="1.09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000481" draw:textarea-horizontal-align="justify" draw:textarea-vertical-align="middle" draw:auto-grow-height="false" fo:min-height="1.34cm" fo:min-width="1.089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-color="#000481" draw:textarea-horizontal-align="justify" draw:textarea-vertical-align="middle" draw:auto-grow-height="false" fo:min-height="1.34cm" fo:min-width="1.09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0000" draw:textarea-horizontal-align="justify" draw:textarea-vertical-align="middle" draw:auto-grow-height="false" fo:min-height="0.813cm" fo:min-width="0.563cm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481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11.811cm" svg:x="0.06cm" svg:y="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56cm" svg:y1="3.906cm" svg:x2="5.895cm" svg:y2="9.929cm">
          <text:p/>
        </draw:line>
        <draw:line draw:style-name="gr2" draw:text-style-name="P2" draw:layer="layout" svg:x1="9.652cm" svg:y1="3.756cm" svg:x2="5.895cm" svg:y2="9.93cm">
          <text:p/>
        </draw:line>
        <draw:line draw:style-name="gr2" draw:text-style-name="P2" draw:layer="layout" svg:x1="9.653cm" svg:y1="3.756cm" svg:x2="2.556cm" svg:y2="3.906cm">
          <text:p/>
        </draw:line>
        <draw:line draw:style-name="gr2" draw:text-style-name="P2" draw:layer="layout" svg:x1="9.653cm" svg:y1="3.756cm" svg:x2="6.03cm" svg:y2="5.995cm">
          <text:p/>
        </draw:line>
        <draw:line draw:style-name="gr2" draw:text-style-name="P2" draw:layer="layout" svg:x1="2.556cm" svg:y1="3.906cm" svg:x2="6.03cm" svg:y2="5.996cm">
          <text:p/>
        </draw:line>
        <draw:line draw:style-name="gr2" draw:text-style-name="P2" draw:layer="layout" svg:x1="5.895cm" svg:y1="9.929cm" svg:x2="6.03cm" svg:y2="5.996cm">
          <text:p/>
        </draw:line>
        <draw:custom-shape draw:style-name="gr3" draw:text-style-name="P3" draw:layer="layout" svg:width="2.36cm" svg:height="2.357cm" draw:transform="skewX (0.000349065850398865) rotate (-0.0343829862642891) translate (8.219cm 2.7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359cm" svg:height="2.36cm" draw:transform="skewX (-0.000349065850398868) rotate (-0.0343829862642891) translate (1.483cm 2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36cm" svg:height="2.36cm" draw:transform="skewX (0.000349065850398865) rotate (-0.0343829862642891) translate (4.683cm 8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77cm" svg:height="1.575cm" draw:transform="rotate (-0.0343829862642891) translate (5.265cm 5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938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7:11:20.196811409</meta:creation-date>
    <dc:date>2022-03-30T17:20:31.028211513</dc:date>
    <meta:editing-duration>PT9M14S</meta:editing-duration>
    <meta:editing-cycles>1</meta:editing-cycles>
    <meta:document-statistic meta:object-count="11"/>
    <meta:generator>LibreOffice/7.0.4.2$Linux_X86_64 LibreOffice_project/00$Build-2</meta:generator>
  </office:meta>
</office:document-meta>
</file>